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Fd2055284-Identity-H" svg:font-family="Fd2055284-Identity-H"/>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3212*"/>
    </style:style>
    <style:style style:name="Table1.B" style:family="table-column">
      <style:table-column-properties style:column-width="2.2313in" style:rel-column-width="321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Standard">
      <style:text-properties officeooo:rsid="00086ecf" officeooo:paragraph-rsid="00086ecf"/>
    </style:style>
    <style:style style:name="P3" style:family="paragraph" style:parent-style-name="Standard">
      <style:paragraph-properties fo:text-align="center" style:justify-single-word="false"/>
      <style:text-properties officeooo:rsid="00086ecf" officeooo:paragraph-rsid="00086ecf"/>
    </style:style>
    <style:style style:name="P4" style:family="paragraph" style:parent-style-name="Standard">
      <style:text-properties fo:font-style="italic" officeooo:rsid="00086ecf" officeooo:paragraph-rsid="00086ecf" style:font-style-asian="italic" style:font-style-complex="italic"/>
    </style:style>
    <style:style style:name="P5" style:family="paragraph" style:parent-style-name="Standard">
      <style:text-properties officeooo:rsid="00090c5a" officeooo:paragraph-rsid="00090c5a"/>
    </style:style>
    <style:style style:name="P6" style:family="paragraph" style:parent-style-name="Standard" style:list-style-name="L1">
      <style:text-properties officeooo:rsid="00090c5a" officeooo:paragraph-rsid="00090c5a"/>
    </style:style>
    <style:style style:name="P7" style:family="paragraph" style:parent-style-name="Standard">
      <style:text-properties officeooo:rsid="000a6516" officeooo:paragraph-rsid="000a6516"/>
    </style:style>
    <style:style style:name="P8" style:family="paragraph" style:parent-style-name="Standard">
      <style:text-properties officeooo:rsid="000a6516" officeooo:paragraph-rsid="000f5b96"/>
    </style:style>
    <style:style style:name="P9" style:family="paragraph" style:parent-style-name="Standard">
      <style:text-properties officeooo:rsid="000cd74b" officeooo:paragraph-rsid="000cd74b"/>
    </style:style>
    <style:style style:name="P10" style:family="paragraph" style:parent-style-name="Standard">
      <style:text-properties officeooo:rsid="000e4edc" officeooo:paragraph-rsid="000e4edc"/>
    </style:style>
    <style:style style:name="P11" style:family="paragraph" style:parent-style-name="Standard">
      <style:text-properties officeooo:rsid="000f5b96" officeooo:paragraph-rsid="000f5b96"/>
    </style:style>
    <style:style style:name="P12" style:family="paragraph" style:parent-style-name="Standard">
      <style:text-properties officeooo:rsid="00111d6f" officeooo:paragraph-rsid="00111d6f"/>
    </style:style>
    <style:style style:name="P13" style:family="paragraph" style:parent-style-name="Table_20_Contents">
      <style:text-properties officeooo:rsid="00086ecf" officeooo:paragraph-rsid="00086ecf"/>
    </style:style>
    <style:style style:name="P14" style:family="paragraph" style:parent-style-name="Table_20_Contents">
      <style:text-properties fo:font-weight="bold" officeooo:rsid="00086ecf" officeooo:paragraph-rsid="00086ecf" style:font-weight-asian="bold" style:font-weight-complex="bold"/>
    </style:style>
    <style:style style:name="P15" style:family="paragraph" style:parent-style-name="Table_20_Contents">
      <style:text-properties fo:font-weight="bold" officeooo:rsid="00090c5a" officeooo:paragraph-rsid="00090c5a" style:font-weight-asian="bold" style:font-weight-complex="bold"/>
    </style:style>
    <style:style style:name="P16" style:family="paragraph" style:parent-style-name="Table_20_Contents">
      <style:text-properties officeooo:rsid="00090c5a" officeooo:paragraph-rsid="00090c5a"/>
    </style:style>
    <style:style style:name="T1" style:family="text">
      <style:text-properties officeooo:rsid="00090c5a"/>
    </style:style>
    <style:style style:name="T2" style:family="text">
      <style:text-properties officeooo:rsid="000a6516"/>
    </style:style>
    <style:style style:name="T3" style:family="text">
      <style:text-properties officeooo:rsid="000b2a71"/>
    </style:style>
    <style:style style:name="T4" style:family="text">
      <style:text-properties fo:color="#2a6099" loext:opacity="100%"/>
    </style:style>
    <style:style style:name="T5" style:family="text">
      <style:text-properties fo:color="#2a6099" loext:opacity="100%" officeooo:rsid="000b2a71"/>
    </style:style>
    <style:style style:name="T6" style:family="text">
      <style:text-properties fo:color="#2a6099" loext:opacity="100%" officeooo:rsid="000e4edc"/>
    </style:style>
    <style:style style:name="T7" style:family="text">
      <style:text-properties fo:color="#acb20c" loext:opacity="100%"/>
    </style:style>
    <style:style style:name="T8" style:family="text">
      <style:text-properties fo:color="#acb20c" loext:opacity="100%" officeooo:rsid="000b2a71"/>
    </style:style>
    <style:style style:name="T9" style:family="text">
      <style:text-properties fo:color="#acb20c" loext:opacity="100%" officeooo:rsid="000e4edc"/>
    </style:style>
    <style:style style:name="T10" style:family="text">
      <style:text-properties officeooo:rsid="000e4edc"/>
    </style:style>
    <style:style style:name="T11" style:family="text">
      <style:text-properties officeooo:rsid="000f5b96"/>
    </style:style>
    <style:style style:name="T12" style:family="text">
      <style:text-properties fo:font-size="10pt" style:font-size-asian="10pt" style:font-size-complex="10pt"/>
    </style:style>
    <style:style style:name="T13" style:family="text">
      <style:text-properties style:text-position="super 58%"/>
    </style:style>
    <style:style style:name="T14" style:family="text">
      <style:text-properties style:text-position="super 58%" officeooo:rsid="000f5b96"/>
    </style:style>
    <style:style style:name="T15" style:family="text">
      <style:text-properties style:font-name="Fd2055284-Identity-H" fo:font-size="9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be of Elementary Systems</text:p>
      <text:p text:style-name="P3">by Sven Nilsen, 2022</text:p>
      <text:p text:style-name="P2"/>
      <text:p text:style-name="P4">In this paper I introduce a 3-bit code for <text:span text:style-name="T1">elementary systems.</text:span></text:p>
      <text:p text:style-name="P2"/>
      <table:table table:name="Table1" table:style-name="Table1">
        <table:table-column table:style-name="Table1.A"/>
        <table:table-column table:style-name="Table1.B" table:number-columns-repeated="2"/>
        <table:table-row table:style-name="TableLine140565519844640">
          <table:table-cell table:style-name="Table1.A1" office:value-type="string">
            <text:p text:style-name="P14">Binary Code</text:p>
          </table:table-cell>
          <table:table-cell table:style-name="Table1.A1" office:value-type="string">
            <text:p text:style-name="P14">Name</text:p>
          </table:table-cell>
          <table:table-cell table:style-name="Table1.C1" office:value-type="string">
            <text:p text:style-name="P15">Example</text:p>
          </table:table-cell>
        </table:table-row>
        <table:table-row table:style-name="TableLine140565519844640">
          <table:table-cell table:style-name="Table1.A2" office:value-type="string">
            <text:p text:style-name="P13">000</text:p>
          </table:table-cell>
          <table:table-cell table:style-name="Table1.A2" office:value-type="string">
            <text:p text:style-name="P16">Learning</text:p>
          </table:table-cell>
          <table:table-cell table:style-name="Table1.C2" office:value-type="string">
            <text:p text:style-name="P16">School</text:p>
          </table:table-cell>
        </table:table-row>
        <table:table-row table:style-name="TableLine140565519844640">
          <table:table-cell table:style-name="Table1.A2" office:value-type="string">
            <text:p text:style-name="P13">001</text:p>
          </table:table-cell>
          <table:table-cell table:style-name="Table1.A2" office:value-type="string">
            <text:p text:style-name="P16">Dominance</text:p>
          </table:table-cell>
          <table:table-cell table:style-name="Table1.C2" office:value-type="string">
            <text:p text:style-name="P16">Zoo</text:p>
          </table:table-cell>
        </table:table-row>
        <table:table-row table:style-name="TableLine140565519844640">
          <table:table-cell table:style-name="Table1.A2" office:value-type="string">
            <text:p text:style-name="P13">010</text:p>
          </table:table-cell>
          <table:table-cell table:style-name="Table1.A2" office:value-type="string">
            <text:p text:style-name="P16">Prosperity</text:p>
          </table:table-cell>
          <table:table-cell table:style-name="Table1.C2" office:value-type="string">
            <text:p text:style-name="P16">Galactic civilization</text:p>
          </table:table-cell>
        </table:table-row>
        <table:table-row table:style-name="TableLine140565519844640">
          <table:table-cell table:style-name="Table1.A2" office:value-type="string">
            <text:p text:style-name="P13">011</text:p>
          </table:table-cell>
          <table:table-cell table:style-name="Table1.A2" office:value-type="string">
            <text:p text:style-name="P16">Ignorance</text:p>
          </table:table-cell>
          <table:table-cell table:style-name="Table1.C2" office:value-type="string">
            <text:p text:style-name="P16">Safe childhood</text:p>
          </table:table-cell>
        </table:table-row>
        <table:table-row table:style-name="TableLine140565519844640">
          <table:table-cell table:style-name="Table1.A2" office:value-type="string">
            <text:p text:style-name="P13">100</text:p>
          </table:table-cell>
          <table:table-cell table:style-name="Table1.A2" office:value-type="string">
            <text:p text:style-name="P16">Despair</text:p>
          </table:table-cell>
          <table:table-cell table:style-name="Table1.C2" office:value-type="string">
            <text:p text:style-name="P16">Current world economic system</text:p>
          </table:table-cell>
        </table:table-row>
        <table:table-row table:style-name="TableLine140565519844640">
          <table:table-cell table:style-name="Table1.A2" office:value-type="string">
            <text:p text:style-name="P13">101</text:p>
          </table:table-cell>
          <table:table-cell table:style-name="Table1.A2" office:value-type="string">
            <text:p text:style-name="P16">Panic</text:p>
          </table:table-cell>
          <table:table-cell table:style-name="Table1.C2" office:value-type="string">
            <text:p text:style-name="P16">Escaping a burning house</text:p>
          </table:table-cell>
        </table:table-row>
        <table:table-row table:style-name="TableLine140565519844640">
          <table:table-cell table:style-name="Table1.A2" office:value-type="string">
            <text:p text:style-name="P13">110</text:p>
          </table:table-cell>
          <table:table-cell table:style-name="Table1.A2" office:value-type="string">
            <text:p text:style-name="P16">Distress</text:p>
          </table:table-cell>
          <table:table-cell table:style-name="Table1.C2" office:value-type="string">
            <text:p text:style-name="P16">Climate change</text:p>
          </table:table-cell>
        </table:table-row>
        <table:table-row table:style-name="TableLine140565519844640">
          <table:table-cell table:style-name="Table1.A2" office:value-type="string">
            <text:p text:style-name="P13">111</text:p>
          </table:table-cell>
          <table:table-cell table:style-name="Table1.A2" office:value-type="string">
            <text:p text:style-name="P16">Guilt</text:p>
          </table:table-cell>
          <table:table-cell table:style-name="Table1.C2" office:value-type="string">
            <text:p text:style-name="P16"><text:span text:style-name="T2">Flock</text:span> behavior</text:p>
          </table:table-cell>
        </table:table-row>
      </table:table>
      <text:p text:style-name="P2"/>
      <text:p text:style-name="P5">There are 3 rules, one for each bit <text:span text:style-name="T10">`(1 is </text:span><text:span text:style-name="T6">blue</text:span><text:span text:style-name="T10"> and 0 is </text:span><text:span text:style-name="T9">yellow</text:span><text:span text:style-name="T10">)</text:span>:</text:p>
      <text:p text:style-name="P5"/>
      <text:list xml:id="list683728808" text:style-name="L1">
        <text:list-item>
          <text:p text:style-name="P6"><text:span text:style-name="T4">Possible dangers</text:span> / <text:span text:style-name="T7">Very few possible dangers</text:span></text:p>
        </text:list-item>
        <text:list-item>
          <text:p text:style-name="P6">Organized behavior of targeting <text:span text:style-name="T4">weakness</text:span> / <text:span text:style-name="T7">strength</text:span></text:p>
        </text:list-item>
        <text:list-item>
          <text:p text:style-name="P6"><text:span text:style-name="T5">Ina</text:span><text:span text:style-name="T4">bility</text:span> / <text:span text:style-name="T8">ability</text:span> of <text:span text:style-name="T4">targeted</text:span> / <text:span text:style-name="T7">non-targeted</text:span> individuals<text:line-break/>to process what happens in presence of danger</text:p>
        </text:list-item>
      </text:list>
      <text:p text:style-name="P5"/>
      <text:p text:style-name="P8">For example, flock behavior<text:span text:style-name="T14"><text:reference-ref text:reference-format="text" text:ref-name="herd behavior">[1]</text:reference-ref></text:span> <text:span text:style-name="T11">(111)</text:span> evolves in biology due to better protection against possible dangers. Flock behavior often single out weak individuals, such that<text:span text:style-name="T3"> e.g. when a predator or group of predators appear, the majority of the flock of prey survives while sacrificing only the minimum. The weak individuals have the least capacity to process what is going on and respond to the danger:</text:span></text:p>
      <text:p text:style-name="P7"/>
      <text:p text:style-name="P7"><text:tab/><text:span text:style-name="T11">1</text:span><text:span text:style-name="T3"> = Possible dangers</text:span></text:p>
      <text:p text:style-name="P7"><text:tab/><text:span text:style-name="T11">1</text:span><text:span text:style-name="T3"> = Organized behavior of targeting weakness</text:span></text:p>
      <text:p text:style-name="P7"><text:tab/><text:span text:style-name="T11">1</text:span><text:span text:style-name="T3"> = Inability of targeted individuals to process what happens in presence of danger</text:span></text:p>
      <text:p text:style-name="P7"/>
      <text:p text:style-name="P9">On the other hand, the dangers of climate change<text:span text:style-name="T13"><text:reference-ref text:reference-format="text" text:ref-name="climate change">[2]</text:reference-ref></text:span> <text:span text:style-name="T11">(110)</text:span> are known long time in advance and scientists are able to identify the causes and model the problem in great detail. Yet, the ability to process what is happening, has the opposite effect: It gives an illusion of temporary safety and motivates delaying action until a later moment. There is no panic like when trying escape a burning house<text:span text:style-name="T13"><text:reference-ref text:reference-format="text" text:ref-name="structure fire">[3]</text:reference-ref></text:span> <text:span text:style-name="T11">(101)</text:span> where one must rely on strength to survive, or the despair that comes with understanding what might happen if you do not have enough money for the future<text:span text:style-name="T13"><text:reference-ref text:reference-format="text" text:ref-name="world economy">[4]</text:reference-ref></text:span> <text:span text:style-name="T11">(100)</text:span>.</text:p>
      <text:p text:style-name="P9"/>
      <text:p text:style-name="P10">A significant change come in systems where there are very few possible dangers. In a school <text:span text:style-name="T11">(000)</text:span>, the students listen to a teacher and are trying to follow the curriculum. When nobody pays attention a school might look like a zoo<text:span text:style-name="T13"><text:reference-ref text:reference-format="text" text:ref-name="zoo">[5]</text:reference-ref></text:span> <text:span text:style-name="T11">(001)</text:span>, just to keep children in line while teachers are watching them. The vast distances between stars makes it possible for a galactic civilization<text:span text:style-name="T13"><text:reference-ref text:reference-format="text" text:ref-name="kardashev scale">[6]</text:reference-ref></text:span> <text:span text:style-name="T11">(010)</text:span> to think about and react to everything else what is going on, many years in advance. However, in a safe childhood<text:span text:style-name="T13"><text:reference-ref text:reference-format="text" text:ref-name="child">[7]</text:reference-ref></text:span> <text:span text:style-name="T11">(011)</text:span> the parents have to keep an watchful eye on the kid that explores <text:span text:style-name="T11">its</text:span> environment.</text:p>
      <text:p text:style-name="P10"/>
      <text:p text:style-name="P10">The motivation for this 3-bit code <text:span text:style-name="T11">was</text:span> Heidegger’s concept of a primordial Being-in-Guilt<text:span text:style-name="T13"><text:reference-ref text:reference-format="text" text:ref-name="martin heidegger">[8]</text:reference-ref></text:span><text:span text:style-name="T13"><text:reference-ref text:reference-format="text" text:ref-name="being and time">[9]</text:reference-ref></text:span>.</text:p>
      <text:h text:style-name="P1" text:outline-level="3">References:</text:h>
      <text:p text:style-name="P10"/>
      <text:p text:style-name="P11"><text:reference-mark-start text:name="herd behavior"/>[1]<text:reference-mark-end text:name="herd behavior"/><text:tab/>“Herd behavior”</text:p>
      <text:p text:style-name="P11"><text:tab/>Wikipedia</text:p>
      <text:p text:style-name="P11"><text:tab/><text:a xlink:type="simple" xlink:href="https://en.wikipedia.org/wiki/Herd_behavior" text:style-name="Internet_20_link" text:visited-style-name="Visited_20_Internet_20_Link"><text:span text:style-name="T12">https://en.wikipedia.org/wiki/Herd_behavior</text:span></text:a></text:p>
      <text:p text:style-name="P11"/>
      <text:p text:style-name="P11"><text:reference-mark-start text:name="climate change"/>[2]<text:reference-mark-end text:name="climate change"/><text:tab/>“Climate change”</text:p>
      <text:p text:style-name="P11"><text:tab/>Wikipedia</text:p>
      <text:p text:style-name="P11"><text:tab/><text:a xlink:type="simple" xlink:href="https://en.wikipedia.org/wiki/Climate_change" text:style-name="Internet_20_link" text:visited-style-name="Visited_20_Internet_20_Link"><text:span text:style-name="T12">https://en.wikipedia.org/wiki/Climate_change</text:span></text:a></text:p>
      <text:p text:style-name="P11"/>
      <text:p text:style-name="P11"><text:reference-mark-start text:name="structure fire"/>[3]<text:reference-mark-end text:name="structure fire"/><text:tab/>“Structure fire”</text:p>
      <text:p text:style-name="P11"><text:tab/>Wikipedia</text:p>
      <text:p text:style-name="P11"><text:tab/><text:a xlink:type="simple" xlink:href="https://en.wikipedia.org/wiki/Structure_fire" text:style-name="Internet_20_link" text:visited-style-name="Visited_20_Internet_20_Link"><text:span text:style-name="T12">https://en.wikipedia.org/wiki/Structure_fire</text:span></text:a></text:p>
      <text:p text:style-name="P11"/>
      <text:p text:style-name="P11"><text:reference-mark-start text:name="world economy"/>[4]<text:reference-mark-end text:name="world economy"/><text:tab/>“World economy”</text:p>
      <text:p text:style-name="P11"><text:tab/>Wikipedia</text:p>
      <text:p text:style-name="P11"><text:tab/><text:a xlink:type="simple" xlink:href="https://en.wikipedia.org/wiki/World_economy" text:style-name="Internet_20_link" text:visited-style-name="Visited_20_Internet_20_Link"><text:span text:style-name="T12">https://en.wikipedia.org/wiki/World_economy</text:span></text:a></text:p>
      <text:p text:style-name="P11"/>
      <text:p text:style-name="P11"><text:reference-mark-start text:name="zoo"/>[5]<text:reference-mark-end text:name="zoo"/><text:tab/>“Zoo”</text:p>
      <text:p text:style-name="P11"><text:tab/>Wikipedia</text:p>
      <text:p text:style-name="P11"><text:tab/><text:a xlink:type="simple" xlink:href="https://en.wikipedia.org/wiki/Zoo" text:style-name="Internet_20_link" text:visited-style-name="Visited_20_Internet_20_Link"><text:span text:style-name="T12">https://en.wikipedia.org/wiki/Zoo</text:span></text:a></text:p>
      <text:p text:style-name="P11"/>
      <text:p text:style-name="P11"><text:reference-mark-start text:name="kardashev scale"/>[6]<text:reference-mark-end text:name="kardashev scale"/><text:tab/>“Kardashev scale”</text:p>
      <text:p text:style-name="P11"><text:tab/>Wikipedia</text:p>
      <text:p text:style-name="P11"><text:tab/><text:a xlink:type="simple" xlink:href="https://en.wikipedia.org/wiki/Kardashev_scale" text:style-name="Internet_20_link" text:visited-style-name="Visited_20_Internet_20_Link"><text:span text:style-name="T12">https://en.wikipedia.org/wiki/Kardashev_scale</text:span></text:a></text:p>
      <text:p text:style-name="P11"/>
      <text:p text:style-name="P11"><text:reference-mark-start text:name="child"/>[7]<text:reference-mark-end text:name="child"/><text:tab/>“Child”</text:p>
      <text:p text:style-name="P11"><text:tab/>Wikipedia</text:p>
      <text:p text:style-name="P11"><text:tab/><text:a xlink:type="simple" xlink:href="https://en.wikipedia.org/wiki/Child" text:style-name="Internet_20_link" text:visited-style-name="Visited_20_Internet_20_Link"><text:span text:style-name="T12">https://en.wikipedia.org/wiki/Child</text:span></text:a></text:p>
      <text:p text:style-name="P11"/>
      <text:p text:style-name="P12"><text:reference-mark-start text:name="martin heidegger"/>[8]<text:reference-mark-end text:name="martin heidegger"/><text:tab/>“Martin Heidegger”</text:p>
      <text:p text:style-name="P12"><text:tab/>Wikipedia</text:p>
      <text:p text:style-name="P12"><text:tab/><text:a xlink:type="simple" xlink:href="https://en.wikipedia.org/wiki/Martin_Heidegger" text:style-name="Internet_20_link" text:visited-style-name="Visited_20_Internet_20_Link"><text:span text:style-name="T12">https://en.wikipedia.org/wiki/Martin_Heidegger</text:span></text:a></text:p>
      <text:p text:style-name="P11"/>
      <text:p text:style-name="P12"><text:reference-mark-start text:name="being and time"/>[9]<text:reference-mark-end text:name="being and time"/><text:tab/>“Being and Time – Part One: II, 58 – Understanding the Appeal, and Guilt”</text:p>
      <text:p text:style-name="P12"><text:tab/>Martin Heidegger, 1927</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Fd2055284-Identity-H" svg:font-family="Fd2055284-Identity-H"/>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11T11:54:29.191193028</meta:creation-date>
    <dc:date>2022-02-11T13:29:19.854155957</dc:date>
    <meta:editing-duration>PT35S</meta:editing-duration>
    <meta:editing-cycles>1</meta:editing-cycles>
    <meta:document-statistic meta:table-count="1" meta:image-count="0" meta:object-count="0" meta:page-count="2" meta:paragraph-count="68" meta:word-count="464" meta:character-count="3093" meta:non-whitespace-character-count="2678"/>
    <meta:generator>LibreOffice/7.2.2.2$MacOSX_X86_64 LibreOffice_project/02b2acce88a210515b4a5bb2e46cbfb63fe97d56</meta:generator>
  </office:meta>
</office:document-meta>
</file>